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fb801" officeooo:paragraph-rsid="001fb801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1 典雅閩南語來做伴</text:p>
        <text:p text:style-name="P1"/>
        <text:p text:style-name="P1">阿嬌是阮厝邊，</text:p>
        <text:p text:style-name="P1">A-kiau sī guán tshù-pinn, </text:p>
        <text:p text:style-name="P1"/>
        <text:p text:style-name="P1">佇2000年彼冬，</text:p>
        <text:p text:style-name="P1">tī 2000 nî hit tang, </text:p>
        <text:p text:style-name="P1"/>
        <text:p text:style-name="P1">看我不時傱出傱入、無閒𩑾𩑾，</text:p>
        <text:p text:style-name="P1">khuànn guá put-sî tsông tshut tsông ji̍p, bô-îng tshih-tshih, </text:p>
        <text:p text:style-name="P1"/>
        <text:p text:style-name="P1">伊就問我：「滿足老師，</text:p>
        <text:p text:style-name="P1">i tō mn̄g guá: “Buán-tsiok lāu-su, </text:p>
        <text:p text:style-name="P1"/>
        <text:p text:style-name="P1">你的課真濟的款，</text:p>
        <text:p text:style-name="P1">lí ê khò tsin tsē ê khuán, </text:p>
        <text:p text:style-name="P1"/>
        <text:p text:style-name="P1">無盍會連暗時都愛去上班？」</text:p>
        <text:p text:style-name="P1">bô khah ē liân àm-sî to ài khì siōng-pan?” </text:p>
        <text:p text:style-name="P1"/>
        <text:p text:style-name="P1">彼時我當咧痟學閩南語，</text:p>
        <text:p text:style-name="P1">Hit sî guá tng-teh siáu o̍h Bân-lâm-gí, </text:p>
        <text:p text:style-name="P1"/>
        <text:p text:style-name="P1">毋是讀冊會，</text:p>
        <text:p text:style-name="P1">m̄ sī tha̍k-tsheh-huē, </text:p>
        <text:p text:style-name="P1"/>
        <text:p text:style-name="P1">就是文學營，</text:p>
        <text:p text:style-name="P1">tō sī bûn-ha̍k-iânn, </text:p>
        <text:p text:style-name="P1"/>
        <text:p text:style-name="P1">無就是社區大學、教會。</text:p>
        <text:p text:style-name="P1">bô tō sī siā-khu tāi-ha̍k, kàu-huē. </text:p>
        <text:p text:style-name="P1"/>
        <text:p text:style-name="P1">只要有機會攏真珍惜，</text:p>
        <text:p text:style-name="P1">Tsí-iàu ū ki-huē lóng tsin tin-sioh, </text:p>
        <text:p text:style-name="P1"/>
        <text:p text:style-name="P1">較無閒嘛會撥時間去聽課。</text:p>
        <text:p text:style-name="P1">khah bô-îng mā ē puah sî-kan khì thiann-khò. </text:p>
        <text:p text:style-name="P1"/>
        <text:p text:style-name="P1">伊聽我去學閩南語，</text:p>
        <text:p text:style-name="P1">I thiann guá khì o̍h Bân-lâm-gí, </text:p>
        <text:p text:style-name="P1"/>
        <text:p text:style-name="P1">雄雄煞笑出來：「閩南語哪著學？</text:p>
        <text:p text:style-name="P1">hiông-hiông suah tshiò --tshut-lâi: “Bân-lâm-gí ná-tio̍h o̍h? </text:p>
        <text:p text:style-name="P1"/>
        <text:p text:style-name="P1">你毋是會曉講矣？」</text:p>
        <text:p text:style-name="P1">Lí m̄ sī ē-hiáu kóng --ah?”</text:p>
        <text:p text:style-name="P1"/>
        <text:p text:style-name="P1"/>
        <text:p text:style-name="P1"/>
        <text:p text:style-name="P1"/>
        <text:p text:style-name="P1">唉！</text:p>
        <text:p text:style-name="P1">Haih! </text:p>
        <text:p text:style-name="P1"/>
        <text:p text:style-name="P1">莫怪伊會按呢講。</text:p>
        <text:p text:style-name="P1">Bo̍k-kuài i ē án-ne kóng.</text:p>
        <text:p text:style-name="P1"/>
        <text:p text:style-name="P1">較早我猶未踏入閩南語的田園種作，</text:p>
        <text:p text:style-name="P1">Khah-tsá guá iáu-buē ta̍h-ji̍p Bân-lâm-gí ê tshân-hn̂g tsìng-tsoh, </text:p>
        <text:p text:style-name="P1"/>
        <text:p text:style-name="P1">嘛有仝款的想法。</text:p>
        <text:p text:style-name="P1">mā ū kāng-khuán ê siūnn-huat. </text:p>
        <text:p text:style-name="P1"/>
        <text:p text:style-name="P1">掠準閩南語有音無字、無物通學，</text:p>
        <text:p text:style-name="P1">Lia̍h-tsún Bân-lâm-gí ū im bô jī, bô mi̍h thang o̍h, </text:p>
        <text:p text:style-name="P1"/>
        <text:p text:style-name="P1"><text:soft-page-break/>講閩南語是毋捌字兼無衛生的人才會去做的代誌。</text:p>
        <text:p text:style-name="P1">kóng Bân-lâm-gí sī m̄ bat jī kiam bô uē-sing ê lâng tsiah ē khì tsò ê tāi-tsì. </text:p>
        <text:p text:style-name="P1"/>
        <text:p text:style-name="P1">就因為有這種錯誤的想法，</text:p>
        <text:p text:style-name="P1">Tō in-uī ū tsit tsióng tshò-gōo ê siūnn-huat, </text:p>
        <text:p text:style-name="P1"/>
        <text:p text:style-name="P1">我以早根本都毋知閩南語生做啥款？</text:p>
        <text:p text:style-name="P1">guá í-tsá kin-pún to m̄ tsai Bân-lâm-gí senn-tsò siánn khuán? </text:p>
        <text:p text:style-name="P1"/>
        <text:p text:style-name="P1">一直到1999年，</text:p>
        <text:p text:style-name="P1">It-ti̍t kàu 1999 nî, </text:p>
        <text:p text:style-name="P1"/>
        <text:p text:style-name="P1">有彼个機緣，</text:p>
        <text:p text:style-name="P1">ū hit ê ki-iân, </text:p>
        <text:p text:style-name="P1"/>
        <text:p text:style-name="P1">我去報名參加學校主辦的閩南語研習營了後，</text:p>
        <text:p text:style-name="P1">guá khì pò-miâ tsham-ka ha̍k-hāu tsú-pān ê Bân-lâm-gí gián-si̍p-iânn liáu-āu, </text:p>
        <text:p text:style-name="P1"/>
        <text:p text:style-name="P1">才有機會正式佮伊熟似。</text:p>
        <text:p text:style-name="P1">tsiah ū ki-huē tsìng-sik kah i si̍k-sāi. </text:p>
        <text:p text:style-name="P1"/>
        <text:p text:style-name="P1">這馬想起來，</text:p>
        <text:p text:style-name="P1">Tsit-má siūnn --khí-lâi, </text:p>
        <text:p text:style-name="P1"/>
        <text:p text:style-name="P1">我才了解彼當時家己無知的偏見，</text:p>
        <text:p text:style-name="P1">guá tsiah liáu-kái hit tong-sî ka-kī bû-ti ê phian-kiàn, </text:p>
        <text:p text:style-name="P1"/>
        <text:p text:style-name="P1">竟然有遐爾仔嚴重。</text:p>
        <text:p text:style-name="P1">kìng-jiân ū hiah-nī-á giâm-tiōng. </text:p>
        <text:p text:style-name="P1"/>
        <text:p text:style-name="P1">攏想講會曉講閩南語，</text:p>
        <text:p text:style-name="P1">Lóng siūnn-kóng ē-hiáu kóng Bân-lâm-gí, </text:p>
        <text:p text:style-name="P1"/>
        <text:p text:style-name="P1">就是捌閩南語，</text:p>
        <text:p text:style-name="P1">tō sī bat Bân-lâm-gí, </text:p>
        <text:p text:style-name="P1"/>
        <text:p text:style-name="P1">足親像阿嬌的想法。</text:p>
        <text:p text:style-name="P1">tsiok tshin-tshiūnn A-kiau ê siūnn-huat.</text:p>
        <text:p text:style-name="P1"/>
        <text:p text:style-name="P1"/>
        <text:p text:style-name="P1"/>
        <text:p text:style-name="P1"/>
        <text:p text:style-name="P1">接觸閩南語文到今十五冬矣，</text:p>
        <text:p text:style-name="P1">Tsiap-tshiok Bân-lâm gí-bûn kàu-tann tsa̍p-gōo tang --ah, </text:p>
        <text:p text:style-name="P1"/>
        <text:p text:style-name="P1">深深體會過去，</text:p>
        <text:p text:style-name="P1">tshim-tshim thé-huē kuè-khì, </text:p>
        <text:p text:style-name="P1"/>
        <text:p text:style-name="P1">干焦共閩南語當做溝通的工具，</text:p>
        <text:p text:style-name="P1">kan-na kā Bân-lâm-gí tòng-tsò koo-thong ê kang-khū, </text:p>
        <text:p text:style-name="P1"/>
        <text:p text:style-name="P1">實在是有夠低路的想法，</text:p>
        <text:p text:style-name="P1">si̍t-tsāi sī ū-kàu kē-lōo ê siūnn-huat, </text:p>
        <text:p text:style-name="P1"/>
        <text:p text:style-name="P1">其實講閩南語嘛是一種感情的交流。</text:p>
        <text:p text:style-name="P1">kî-si̍t kóng Bân-lâm-gí mā sī tsi̍t tsióng kám-tsîng ê kau-liû. </text:p>
        <text:p text:style-name="P1"/>
        <text:p text:style-name="P1">細漢的時，</text:p>
        <text:p text:style-name="P1"><text:soft-page-break/>Sè-hàn ê sî, </text:p>
        <text:p text:style-name="P1"/>
        <text:p text:style-name="P1">學校禁止阮用閩南語，</text:p>
        <text:p text:style-name="P1">ha̍k-hāu kìm-tsí guán īng Bân-lâm-gí, </text:p>
        <text:p text:style-name="P1"/>
        <text:p text:style-name="P1">毋過厝裡序大人干焦會曉閩南語，</text:p>
        <text:p text:style-name="P1">m̄-koh tshù--lí sī-tuā-lâng kan-na ē-hiáu Bân-lâm-gí, </text:p>
        <text:p text:style-name="P1"/>
        <text:p text:style-name="P1">我就共當做是無智識、無水準的草地倯。</text:p>
        <text:p text:style-name="P1">guá tō kā tòng-tsò sī bô tì-sik,bô tsuí-tsún ê tsháu-tē-sông. </text:p>
        <text:p text:style-name="P1"/>
        <text:p text:style-name="P1">講的話，</text:p>
        <text:p text:style-name="P1">Kóng ê uē, </text:p>
        <text:p text:style-name="P1"/>
        <text:p text:style-name="P1">我攏共當做是馬耳東風，</text:p>
        <text:p text:style-name="P1">guá lóng kā tòng-tsò sī má-ní-tong-hong, </text:p>
        <text:p text:style-name="P1"/>
        <text:p text:style-name="P1">無咧共信篤。</text:p>
        <text:p text:style-name="P1">bô teh kā sìn-táu. </text:p>
        <text:p text:style-name="P1"/>
        <text:p text:style-name="P1">學閩南語了後，</text:p>
        <text:p text:style-name="P1">O̍h Bân-lâm-gí liáu-āu, </text:p>
        <text:p text:style-name="P1"/>
        <text:p text:style-name="P1">才了解用家己的語言，</text:p>
        <text:p text:style-name="P1">tsiah liáu-kái īng ka-kī ê gí-giân, </text:p>
        <text:p text:style-name="P1"/>
        <text:p text:style-name="P1">講濟濟人生的道理來教示阮遮的囝兒序細，</text:p>
        <text:p text:style-name="P1">kóng tsē-tsē jîn-sing ê tō-lí lâi kà-sī guán tsia-ê kiánn-jî sī-sè, </text:p>
        <text:p text:style-name="P1"/>
        <text:p text:style-name="P1">彼攏是誠寶貴的智慧。</text:p>
        <text:p text:style-name="P1">he lóng sī tsiânn pó-kuì ê tì-huī. </text:p>
        <text:p text:style-name="P1"/>
        <text:p text:style-name="P1">只是彼當時我猶少年，</text:p>
        <text:p text:style-name="P1">Tsí-sī hit tong-sî guá iáu siàu-liân, </text:p>
        <text:p text:style-name="P1"/>
        <text:p text:style-name="P1">予歹人教甲對閩南語心存偏見，</text:p>
        <text:p text:style-name="P1">hōo pháinn-lâng kà kah tuì Bân-lâm-gí sim tsûn phian-kiàn, </text:p>
        <text:p text:style-name="P1"/>
        <text:p text:style-name="P1">毋捌寶，</text:p>
        <text:p text:style-name="P1">m̄ bat pó, </text:p>
        <text:p text:style-name="P1"/>
        <text:p text:style-name="P1">總是一耳入、一耳出，</text:p>
        <text:p text:style-name="P1">tsóng--sī tsi̍t hīnn ji̍p, tsi̍t hīnn tshut, </text:p>
        <text:p text:style-name="P1"/>
        <text:p text:style-name="P1">全然無共遮的寶貝囥佇心內。</text:p>
        <text:p text:style-name="P1">tsuân-jiân bô kā tsia-ê pó-puè khǹg tī sim-lāi. </text:p>
        <text:p text:style-name="P1"/>
        <text:p text:style-name="P1">無知的結果，</text:p>
        <text:p text:style-name="P1">Bû-ti ê kiat-kó, </text:p>
        <text:p text:style-name="P1"/>
        <text:p text:style-name="P1">煞來傷著序大人的心，</text:p>
        <text:p text:style-name="P1">suah lâi siong-tio̍h sī-tuā-lâng ê sim, </text:p>
        <text:p text:style-name="P1"/>
        <text:p text:style-name="P1">嘛影響著母仔囝的感情，</text:p>
        <text:p text:style-name="P1">mā íng-hióng tio̍h bú-á-kiánn ê kám-tsîng, </text:p>
        <text:p text:style-name="P1"/>
        <text:p text:style-name="P1">如今想欲彌補已經袂赴矣。</text:p>
        <text:p text:style-name="P1">jû-kim siūnn beh mí-póo í-king bē-hù --ah.</text:p>
        <text:p text:style-name="P1"/>
        <text:p text:style-name="P1"/>
        <text:p text:style-name="P1"/>
        <text:p text:style-name="P1"><text:soft-page-break/></text:p>
        <text:p text:style-name="P1">自從學真濟閩南語了後，</text:p>
        <text:p text:style-name="P1">Tsū-tsiông o̍h tsin tsē Bân-lâm-gí liáu-āu, </text:p>
        <text:p text:style-name="P1"/>
        <text:p text:style-name="P1">我改變誠濟看法。</text:p>
        <text:p text:style-name="P1">guá kái-piàn tsiânn tsē khuànn-huat. </text:p>
        <text:p text:style-name="P1"/>
        <text:p text:style-name="P1">我相信閩南語毋但是溝通的工具爾爾，</text:p>
        <text:p text:style-name="P1">Guá siong-sìn Bân-lâm-gí m̄-nā sī koo-thong ê kang-khū niā-niā, </text:p>
        <text:p text:style-name="P1"/>
        <text:p text:style-name="P1">伊閣是思考的方式、文化傳承的工具，</text:p>
        <text:p text:style-name="P1">i koh sī su-khó ê hong-sik, bûn-huà thuân-sîng ê kang-khū, </text:p>
        <text:p text:style-name="P1"/>
        <text:p text:style-name="P1">閣較是族群的符號。</text:p>
        <text:p text:style-name="P1">koh-khah sī tso̍k-kûn ê hû-hō.</text:p>
        <text:p text:style-name="P1"/>
        <text:p text:style-name="P1"/>
        <text:p text:style-name="P1"/>
        <text:p text:style-name="P1"/>
        <text:p text:style-name="P1">好佳哉！</text:p>
        <text:p text:style-name="P1">Hó-ka-tsài! </text:p>
        <text:p text:style-name="P1"/>
        <text:p text:style-name="P1">有好因緣，</text:p>
        <text:p text:style-name="P1">Ū hó in-iân, </text:p>
        <text:p text:style-name="P1"/>
        <text:p text:style-name="P1">佇這坵閩南語的田園遊賞，</text:p>
        <text:p text:style-name="P1">tī tsit khu Bân-lâm-gí ê tshân-hn̂g iû-siúnn, </text:p>
        <text:p text:style-name="P1"/>
        <text:p text:style-name="P1">加上濟濟佮意閩南語文的有志相牽成，</text:p>
        <text:p text:style-name="P1">ka-siōng tsē-tsē kah-ì Bân-lâm gí-bûn ê iú-tsì sio khan-sîng, </text:p>
        <text:p text:style-name="P1"/>
        <text:p text:style-name="P1">這幾冬一直會當徛佇講台宣揚伊的媠、伊的典雅，</text:p>
        <text:p text:style-name="P1">tsit kuí tang it-ti̍t ē-tàng khiā tī káng-tâi suan-iông i ê suí, i ê tián-ngá, </text:p>
        <text:p text:style-name="P1"/>
        <text:p text:style-name="P1">確實是有夠歡喜。</text:p>
        <text:p text:style-name="P1">khak-si̍t sī ū-kàu huann-hí. </text:p>
        <text:p text:style-name="P1"/>
        <text:p text:style-name="P1">這款歡喜的心情，</text:p>
        <text:p text:style-name="P1">Tsit khuán huann-hí ê sim-tsîng, </text:p>
        <text:p text:style-name="P1"/>
        <text:p text:style-name="P1">應該會伴我到老。</text:p>
        <text:p text:style-name="P1">ing-kai ē phuānn guá kàu lāu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2:23.406223413</dc:date>
    <meta:editing-duration>PT19S</meta:editing-duration>
    <meta:editing-cycles>1</meta:editing-cycles>
    <meta:document-statistic meta:table-count="0" meta:image-count="0" meta:object-count="0" meta:page-count="4" meta:paragraph-count="144" meta:word-count="1224" meta:character-count="3538" meta:non-whitespace-character-count="3096"/>
    <meta:generator>LibreOffice/5.1.6.2$Linux_X86_64 LibreOffice_project/10m0$Build-2</meta:generator>
  </office:meta>
</office:document-meta>
</file>